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2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Standard" style:list-style-name="L3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T3" style:family="text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3 website<text:tab/><text:tab/><text:tab/><text:tab/><text:tab/><text:tab/><text:tab/><text:tab/><text:tab/></text:span><text:span text:style-name="T7">by: Samantha Manders</text:span></text:p>
      <text:p text:style-name="P1"><text:span text:style-name="T2"><text:tab/><text:tab/><text:tab/><text:tab/><text:tab/><text:tab/><text:tab/><text:tab/><text:tab/><text:tab/></text:span><text:span text:style-name="T7">co help: Sarah Smith</text:span></text:p>
      <text:p text:style-name="P5"><text:span text:style-name="T4"/></text:p>
      <text:p text:style-name="P1"><text:span text:style-name="T2"/></text:p>
      <text:p text:style-name="P1"><text:span text:style-name="T2">-</text:span>the purpose of this document is to some how enhance the G3 website by using some of these techniques.</text:p>
      <text:p text:style-name="P1"><text:s/></text:p>
      <text:p text:style-name="P1"><text:tab/><text:span text:style-name="T1">Cons</text:span></text:p>
      <text:p text:style-name="P1"><text:span text:style-name="T1"/></text:p>
      <text:list xml:id="list31172026" text:style-name="L2">
        <text:list-item>
          <text:p text:style-name="P2"><text:span text:style-name="T4">my first issue that I encountered is getting to the G3 website from the Grady high page. I know Grady has a clubs list but did not find it, so there should be a link to us on the Grady club page.</text:span></text:p>
        </text:list-item>
        <text:list-item>
          <text:p text:style-name="P2"><text:span text:style-name="T4">Up date information</text:span></text:p>
        </text:list-item>
        <text:list-item>
          <text:p text:style-name="P2"><text:span text:style-name="T4">under about, what is STEMS</text:span></text:p>
        </text:list-item>
        <text:list-item>
          <text:p text:style-name="P2"><text:span text:style-name="T4">the calendar dose not load very well</text:span></text:p>
        </text:list-item>
        <text:list-item>
          <text:p text:style-name="P2"><text:span text:style-name="T4">under things like BEST and FIRST, have a link to their website</text:span></text:p>
        </text:list-item>
        <text:list-item>
          <text:p text:style-name="P2"><text:span text:style-name="T4">I wasn’t sure what community was, maybe involvement would do better</text:span></text:p>
        </text:list-item>
        <text:list-item>
          <text:p text:style-name="P2"><text:span text:style-name="T4">it dose not have our sponsors, we should acknowledge them</text:span></text:p>
        </text:list-item>
        <text:list-item>
          <text:p text:style-name="P2"><text:span text:style-name="T4">does not show how we get our money... so we could try and show some of our fundraisers </text:span></text:p>
        </text:list-item>
        <text:list-item>
          <text:p text:style-name="P2"><text:span text:style-name="T4">I think the website contains lots of gray</text:span></text:p>
        </text:list-item>
        <text:list-item>
          <text:p text:style-name="P2"><text:span text:style-name="T4">it would be cool to have a gearbox gangstaz character and theme the website more off that. Make it pop</text:span></text:p>
        </text:list-item>
        <text:list-item>
          <text:p text:style-name="P2"><text:span text:style-name="T4">no team roster</text:span></text:p>
        </text:list-item>
        <text:list-item>
          <text:p text:style-name="P2"><text:span text:style-name="T4">we need to show recent things we have done and stay in update</text:span></text:p>
        </text:list-item>
        <text:list-item>
          <text:p text:style-name="P2"><text:span text:style-name="T4">add a video game to website if Henry comes up with one</text:span></text:p>
        </text:list-item>
        <text:list-item>
          <text:p text:style-name="P2"><text:span text:style-name="T4">lets work on facebook page too (pictures)</text:span></text:p>
        </text:list-item>
      </text:list>
      <text:p text:style-name="P1"><text:span text:style-name="T4"/></text:p>
      <text:p text:style-name="P1"><text:span text:style-name="T4"><text:tab/></text:span><text:span text:style-name="T1">Pros</text:span></text:p>
      <text:list xml:id="list31171742" text:style-name="L3">
        <text:list-item>
          <text:p text:style-name="P4">simple website</text:p>
        </text:list-item>
        <text:list-item>
          <text:p text:style-name="P4">our names font</text:p>
        </text:list-item>
        <text:list-item>
          <text:p text:style-name="P4">pictur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ngstaz</meta:initial-creator>
    <meta:creation-date>2012-01-16T10:50:17.90</meta:creation-date>
    <dc:date>2012-01-16T12:54:18.64</dc:date>
    <dc:creator>Gangstaz</dc:creator>
    <meta:editing-duration>PT4M20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3" meta:word-count="224" meta:character-count="1096"/>
  </office:meta>
</office:document-meta>
</file>